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af68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ítulo: A Aventura Segura de Amélia na Loja Online</text:span></text:span></text:p>
      <text:p text:style-name="P1">Era uma vez, em uma cidadezinha tranquila, uma menina chamada Amélia que adorava descobrir coisas novas e emocionantes. Um dia, ela ouviu falar sobre uma loja mágica online que tinha os itens mais incríveis que você poderia imaginar.</text:p>
      <text:p text:style-name="P1">Amélia estava animada para explorar a loja virtual, mas sua mãe, Sra. Silva, lembrou-a da importância de ser cuidadosa ao fazer compras online.</text:p>
      <text:p text:style-name="P1">Com um sorriso curioso, Amélia sentou-se ao lado de sua mãe e começou a aprender sobre os truques mágicos para fazer compras online de maneira segura.</text:p>
      <text:list text:style-name="L1">
        <text:list-item>
          <text:p text:style-name="P2"><text:span text:style-name="Strong_20_Emphasis"><text:span text:style-name="T1">A Varinha Mágica dos Pais:</text:span></text:span> Sra. Silva explicou que, antes de comprar qualquer coisa, os pais precisam estar envolvidos. Eles têm uma "varinha mágica" chamada cartão de crédito, que só deve ser usado pelos adultos responsáveis.</text:p>
        </text:list-item>
        <text:list-item>
          <text:p text:style-name="P2"><text:span text:style-name="Strong_20_Emphasis"><text:span text:style-name="T1">Os Feitiços de Segurança:</text:span></text:span> Amélia descobriu que todas as lojas online têm feitiços especiais chamados "SSL" para proteger suas informações. Se uma loja não tiver esse feitiço, é melhor encontrar outro lugar para comprar.</text:p>
        </text:list-item>
        <text:list-item>
          <text:p text:style-name="P2"><text:span text:style-name="Strong_20_Emphasis"><text:span text:style-name="T1">Os Comentários Encantados:</text:span></text:span> Amélia aprendeu a importância de ler os comentários deixados por outros clientes. Se muitas pessoas tiverem experiências mágicas, é um bom sinal!</text:p>
        </text:list-item>
        <text:list-item>
          <text:p text:style-name="P2"><text:span text:style-name="Strong_20_Emphasis"><text:span text:style-name="T1">O Livro de Devoluções:</text:span></text:span> Sua mãe mostrou a Amélia onde encontrar o "Livro de Devoluções", um lugar <text:span text:style-name="T2">encantador</text:span> que permite que você devolva algo se não estiver satisfeito.</text:p>
        </text:list-item>
      </text:list>
      <text:p text:style-name="P1">Empolgada com sua nova sabedoria, Amélia navegou na loja online com confiança. Ela encontrou um livro que sempre quis ler e alguns acessórios brilhantes para sua varinha mágica.</text:p>
      <text:p text:style-name="P1">Amélia e sua mãe garantiram que tudo estivesse seguro e mágico antes de clicar no botão "Comprar". Com um feitiço final, a compra foi feita, e Amélia mal podia esperar para receber seus tesouros!</text:p>
      <text:p text:style-name="P1">E assim, Amélia aprendeu que, assim como em todas as grandes aventuras, fazer compras online também requer atenção <text:span text:style-name="T2">e</text:span> cuidado para garantir que tudo seja seguro e maravilhos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6:48:29.987435685</meta:creation-date>
    <dc:date>2023-11-12T17:49:58.482820033</dc:date>
    <meta:editing-duration>PT1H1M29S</meta:editing-duration>
    <meta:editing-cycles>1</meta:editing-cycles>
    <meta:document-statistic meta:table-count="0" meta:image-count="0" meta:object-count="0" meta:page-count="1" meta:paragraph-count="11" meta:word-count="313" meta:character-count="1915" meta:non-whitespace-character-count="1617"/>
    <meta:generator>LibreOffice/7.4.7.2$Linux_X86_64 LibreOffice_project/40$Build-2</meta:generator>
  </office:meta>
</office:document-meta>
</file>